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8.0962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27.1991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13">
            <text:p>Prototype</text:p>
          </table:table-cell>
          <table:covered-table-cell/>
          <table:table-cell office:value-type="string" table:number-columns-spanned="4" table:number-rows-spanned="1" table:style-name="ce13">
            <text:p>100 Units</text:p>
          </table:table-cell>
          <table:covered-table-cell table:number-columns-repeated="3"/>
          <table:table-cell table:style-name="ce2"/>
          <table:table-cell table:number-columns-repeated="16373"/>
        </table:table-row>
        <table:table-row table:style-name="ro1">
          <table:table-cell office:value-type="string" table:style-name="ce3">
            <text:p>Quantity</text:p>
          </table:table-cell>
          <table:table-cell office:value-type="string" table:style-name="ce4">
            <text:p>Part Name</text:p>
          </table:table-cell>
          <table:table-cell office:value-type="string" table:style-name="ce4">
            <text:p>Manufacturer Part Number</text:p>
          </table:table-cell>
          <table:table-cell office:value-type="string" table:style-name="ce5">
            <text:p>Description</text:p>
          </table:table-cell>
          <table:table-cell office:value-type="string" table:style-name="ce2">
            <text:p>Unit Price</text:p>
          </table:table-cell>
          <table:table-cell office:value-type="string" table:style-name="ce2">
            <text:p>Extended Price</text:p>
          </table:table-cell>
          <table:table-cell office:value-type="string" table:style-name="ce2">
            <text:p>Replacement Part Number</text:p>
          </table:table-cell>
          <table:table-cell office:value-type="string" table:style-name="ce2">
            <text:p>Part Name</text:p>
          </table:table-cell>
          <table:table-cell office:value-type="string" table:style-name="ce2">
            <text:p>Unit Price</text:p>
          </table:table-cell>
          <table:table-cell office:value-type="string" table:style-name="ce2">
            <text:p>Extended Price</text:p>
          </table:table-cell>
          <table:table-cell office:value-type="string" table:style-name="ce2">
            <text:p>Purchase URL</text:p>
          </table:table-cell>
          <table:table-cell table:number-columns-repeated="16373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1">
            <text:p>JE2835AWT-00-0000-000A0HG830ECT-ND</text:p>
          </table:table-cell>
          <table:table-cell office:value-type="string" table:style-name="ce1">
            <text:p>JE2835AWT-00-0000-000A0HG830E</text:p>
          </table:table-cell>
          <table:table-cell office:value-type="string" table:style-name="ce7">
            <text:p>CREE J SERIES JE2835 LIGHT EMITT</text:p>
          </table:table-cell>
          <table:table-cell office:value-type="float" office:value="4.2000000000000003E-2" table:style-name="ce6">
            <text:p>0.042</text:p>
          </table:table-cell>
          <table:table-cell office:value-type="float" office:value="2.3520000000000003" table:formula="of:=[.E3]*[.A3]" table:style-name="ce7">
            <text:p>2.352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float" office:value="2.7390000000000001E-2" table:style-name="ce1">
            <text:p>0.02739</text:p>
          </table:table-cell>
          <table:table-cell office:value-type="float" office:value="1.5338400000000001" table:formula="of:=[.I3]*[.A3]" table:style-name="ce1">
            <text:p>1.53384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1">
            <text:p>JE2835AWT-00-0000-000A0UF965ECT-ND</text:p>
          </table:table-cell>
          <table:table-cell office:value-type="string" table:style-name="ce1">
            <text:p>JE2835AWT-00-0000-000A0UF965E</text:p>
          </table:table-cell>
          <table:table-cell office:value-type="string" table:style-name="ce7">
            <text:p>CREE J SERIES JE2835 LIGHT EMITT</text:p>
          </table:table-cell>
          <table:table-cell office:value-type="float" office:value="4.2999999999999997E-2" table:style-name="ce6">
            <text:p>0.043</text:p>
          </table:table-cell>
          <table:table-cell office:value-type="float" office:value="2.4079999999999999" table:formula="of:=[.E4]*[.A4]" table:style-name="ce7">
            <text:p>2.408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float" office:value="2.793E-2" table:style-name="ce1">
            <text:p>0.02793</text:p>
          </table:table-cell>
          <table:table-cell office:value-type="float" office:value="1.5640799999999999" table:formula="of:=[.I4]*[.A4]" table:style-name="ce1">
            <text:p>1.56408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399-9155-1-ND</text:p>
          </table:table-cell>
          <table:table-cell office:value-type="string" table:style-name="ce1">
            <text:p>C0805C104K9RACTU</text:p>
          </table:table-cell>
          <table:table-cell office:value-type="string" table:style-name="ce7">
            <text:p>CAP CER 0.1UF 6.3V X7R 0805</text:p>
          </table:table-cell>
          <table:table-cell office:value-type="float" office:value="0.24" table:style-name="ce6">
            <text:p>0.24</text:p>
          </table:table-cell>
          <table:table-cell office:value-type="float" office:value="0.72" table:formula="of:=[.E5]*[.A5]" table:style-name="ce7">
            <text:p>0.72</text:p>
          </table:table-cell>
          <table:table-cell office:value-type="string" table:style-name="ce6">
            <text:p>C0805C104K5RACTU</text:p>
          </table:table-cell>
          <table:table-cell office:value-type="string" table:style-name="ce8">
            <text:p>CAP CER 0.1UF 50V X7R 0805</text:p>
          </table:table-cell>
          <table:table-cell office:value-type="float" office:value="2.0833000000000002E-3" table:style-name="ce1">
            <text:p>0.0020833</text:p>
          </table:table-cell>
          <table:table-cell office:value-type="float" office:value="6.2499000000000009E-3" table:formula="of:=[.I5]*[.A5]" table:style-name="ce1">
            <text:p>0.0062499</text:p>
          </table:table-cell>
          <table:table-cell office:value-type="string" table:style-name="ce7">
            <text:p><text:a xlink:href="https://www.ebay.com/itm/12-000pcs-3-Reels-KEMET-C0805C104K5RACTU-CAP-CER-0-1UF-50V-X7R-0805-ji-7c/273997252677?hash=item3fcb824845:g:5ywAAOSw3~Bdco-O">https://www.ebay.com/itm/12-000pcs-3-Reels-KEMET-C0805C104K5RACTU-CAP-CER-0-1UF-50V-X7R-0805-ji-7c/273997252677?hash=item3fcb824845:g:5ywAAOSw3~Bdco-O</text:a></text:p>
          </table:table-cell>
          <table:table-cell table:number-columns-repeated="1637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1276-2450-1-ND</text:p>
          </table:table-cell>
          <table:table-cell office:value-type="string" table:style-name="ce1">
            <text:p>CL21B104MBCNNNC</text:p>
          </table:table-cell>
          <table:table-cell office:value-type="string" table:style-name="ce7">
            <text:p>CAP CER 0.1UF 50V X7R 0805</text:p>
          </table:table-cell>
          <table:table-cell office:value-type="float" office:value="4.1000000000000002E-2" table:style-name="ce6">
            <text:p>0.041</text:p>
          </table:table-cell>
          <table:table-cell office:value-type="float" office:value="8.2000000000000003E-2" table:formula="of:=[.E6]*[.A6]" table:style-name="ce7">
            <text:p>0.082</text:p>
          </table:table-cell>
          <table:table-cell office:value-type="string" table:style-name="ce6">
            <text:p>C0805C104K5RACTU</text:p>
          </table:table-cell>
          <table:table-cell office:value-type="string" table:style-name="ce8">
            <text:p>CAP CER 0.1UF 50V X7R 0805</text:p>
          </table:table-cell>
          <table:table-cell office:value-type="float" office:value="2.0833000000000002E-3" table:style-name="ce1">
            <text:p>0.0020833</text:p>
          </table:table-cell>
          <table:table-cell office:value-type="float" office:value="4.1666000000000003E-3" table:formula="of:=[.I6]*[.A6]" table:style-name="ce1">
            <text:p>0.0041666</text:p>
          </table:table-cell>
          <table:table-cell office:value-type="string" table:style-name="ce7">
            <text:p><text:a xlink:href="https://www.ebay.com/itm/12-000pcs-3-Reels-KEMET-C0805C104K5RACTU-CAP-CER-0-1UF-50V-X7R-0805-ji-7c/273997252677?hash=item3fcb824845:g:5ywAAOSw3~Bdco-O">https://www.ebay.com/itm/12-000pcs-3-Reels-KEMET-C0805C104K5RACTU-CAP-CER-0-1UF-50V-X7R-0805-ji-7c/273997252677?hash=item3fcb824845:g:5ywAAOSw3~Bdco-O</text:a></text:p>
          </table:table-cell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490-14642-1-ND</text:p>
          </table:table-cell>
          <table:table-cell office:value-type="string" table:style-name="ce1">
            <text:p>GRM219C8YA225KE15D</text:p>
          </table:table-cell>
          <table:table-cell office:value-type="string" table:style-name="ce7">
            <text:p>CAP CER 2.2UF 35V X6S 0805</text:p>
          </table:table-cell>
          <table:table-cell office:value-type="float" office:value="0.21" table:style-name="ce6">
            <text:p>0.21</text:p>
          </table:table-cell>
          <table:table-cell office:value-type="float" office:value="0.21" table:formula="of:=[.E7]*[.A7]" table:style-name="ce7">
            <text:p>0.21</text:p>
          </table:table-cell>
          <table:table-cell office:value-type="string" table:style-name="ce6">
            <text:p>GMK316B7225KLHT</text:p>
          </table:table-cell>
          <table:table-cell office:value-type="string" table:style-name="ce8">
            <text:p>CAP CER 2.2UF 35V X7R 1206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0.12859999999999999" table:formula="of:=[.I7]*[.A7]" table:style-name="ce1">
            <text:p>0.1286</text:p>
          </table:table-cell>
          <table:table-cell office:value-type="string" table:style-name="ce7">
            <text:p><text:a xlink:href="https://www.digikey.ca/product-detail/en/taiyo-yuden/GMK316B7225KLHT/587-3370-1-ND/4157502">https://www.digikey.ca/product-detail/en/taiyo-yuden/GMK316B7225KLHT/587-3370-1-ND/4157502</text:a></text:p>
          </table:table-cell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732-4986-1-ND</text:p>
          </table:table-cell>
          <table:table-cell office:value-type="string" table:style-name="ce1">
            <text:p>150080VS75000</text:p>
          </table:table-cell>
          <table:table-cell office:value-type="string" table:style-name="ce7">
            <text:p>LED GREEN CLEAR 0805 SMD</text:p>
          </table:table-cell>
          <table:table-cell office:value-type="float" office:value="0.17" table:style-name="ce6">
            <text:p>0.17</text:p>
          </table:table-cell>
          <table:table-cell office:value-type="float" office:value="0.17" table:formula="of:=[.E8]*[.A8]" table:style-name="ce7">
            <text:p>0.17</text:p>
          </table:table-cell>
          <table:table-cell office:value-type="string" table:style-name="ce6">
            <text:p>DNP</text:p>
          </table:table-cell>
          <table:table-cell office:value-type="string" table:style-name="ce8">
            <text:p>DNP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8]*[.A8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609-3695-1-ND</text:p>
          </table:table-cell>
          <table:table-cell office:value-type="string" table:style-name="ce1">
            <text:p>20021121-00010C4LF</text:p>
          </table:table-cell>
          <table:table-cell office:value-type="string" table:style-name="ce7">
            <text:p>CONN HEADER SMD 10POS 1.27MM</text:p>
          </table:table-cell>
          <table:table-cell office:value-type="float" office:value="0.84" table:style-name="ce6">
            <text:p>0.84</text:p>
          </table:table-cell>
          <table:table-cell office:value-type="float" office:value="0.84" table:formula="of:=[.E9]*[.A9]" table:style-name="ce7">
            <text:p>0.84</text:p>
          </table:table-cell>
          <table:table-cell office:value-type="string" table:style-name="ce6">
            <text:p>DNP</text:p>
          </table:table-cell>
          <table:table-cell office:value-type="string" table:style-name="ce8">
            <text:p>DNP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I9]*[.A9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CP-102AH-ND</text:p>
          </table:table-cell>
          <table:table-cell office:value-type="string" table:style-name="ce1">
            <text:p>PJ-102AH</text:p>
          </table:table-cell>
          <table:table-cell office:value-type="string" table:style-name="ce7">
            <text:p>CONN PWR JACK 2X5.5MM SOLDER</text:p>
          </table:table-cell>
          <table:table-cell office:value-type="float" office:value="0.76" table:style-name="ce6">
            <text:p>0.76</text:p>
          </table:table-cell>
          <table:table-cell office:value-type="float" office:value="0.76" table:formula="of:=[.E10]*[.A10]" table:style-name="ce7">
            <text:p>0.76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float" office:value="0.54279999999999995" table:style-name="ce1">
            <text:p>0.5428</text:p>
          </table:table-cell>
          <table:table-cell office:value-type="float" office:value="0.54279999999999995" table:formula="of:=[.I10]*[.A10]" table:style-name="ce1">
            <text:p>0.5428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587-5797-1-ND</text:p>
          </table:table-cell>
          <table:table-cell office:value-type="string" table:style-name="ce1">
            <text:p>NRS5010T100MMGF</text:p>
          </table:table-cell>
          <table:table-cell office:value-type="string" table:style-name="ce7">
            <text:p>INDUCTOR SMD POWER, 10 UH20 %, T</text:p>
          </table:table-cell>
          <table:table-cell office:value-type="float" office:value="0.32" table:style-name="ce6">
            <text:p>0.32</text:p>
          </table:table-cell>
          <table:table-cell office:value-type="float" office:value="0.32" table:formula="of:=[.E11]*[.A11]" table:style-name="ce7">
            <text:p>0.32</text:p>
          </table:table-cell>
          <table:table-cell table:style-name="ce6"/>
          <table:table-cell table:style-name="ce8"/>
          <table:table-cell office:value-type="float" office:value="0.32" table:style-name="ce9">
            <text:p>0.32</text:p>
          </table:table-cell>
          <table:table-cell office:value-type="float" office:value="0.32" table:formula="of:=[.I11]*[.A11]" table:style-name="ce1">
            <text:p>0.32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DMN3404LDICT-ND</text:p>
          </table:table-cell>
          <table:table-cell office:value-type="string" table:style-name="ce1">
            <text:p>DMN3404L-7</text:p>
          </table:table-cell>
          <table:table-cell office:value-type="string" table:style-name="ce7">
            <text:p>MOSFET N-CH 30V 5.8A SOT-23</text:p>
          </table:table-cell>
          <table:table-cell office:value-type="float" office:value="0.39" table:style-name="ce6">
            <text:p>0.39</text:p>
          </table:table-cell>
          <table:table-cell office:value-type="float" office:value="0.78" table:formula="of:=[.E12]*[.A12]" table:style-name="ce7">
            <text:p>0.78</text:p>
          </table:table-cell>
          <table:table-cell table:style-name="ce6"/>
          <table:table-cell table:style-name="ce8"/>
          <table:table-cell office:value-type="float" office:value="0.39" table:style-name="ce9">
            <text:p>0.39</text:p>
          </table:table-cell>
          <table:table-cell office:value-type="float" office:value="0.78" table:formula="of:=[.I12]*[.A12]" table:style-name="ce1">
            <text:p>0.78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RNCP0805FTD1K00CT-ND</text:p>
          </table:table-cell>
          <table:table-cell office:value-type="string" table:style-name="ce1">
            <text:p>RNCP0805FTD1K00</text:p>
          </table:table-cell>
          <table:table-cell office:value-type="string" table:style-name="ce7">
            <text:p>RES 1K OHM 1% 1/4W 0805</text:p>
          </table:table-cell>
          <table:table-cell office:value-type="float" office:value="7.1999999999999995E-2" table:style-name="ce6">
            <text:p>0.072</text:p>
          </table:table-cell>
          <table:table-cell office:value-type="float" office:value="7.1999999999999995E-2" table:formula="of:=[.E13]*[.A13]" table:style-name="ce7">
            <text:p>0.072</text:p>
          </table:table-cell>
          <table:table-cell table:style-name="ce6"/>
          <table:table-cell table:style-name="ce8"/>
          <table:table-cell office:value-type="float" office:value="7.1999999999999995E-2" table:style-name="ce9">
            <text:p>0.072</text:p>
          </table:table-cell>
          <table:table-cell office:value-type="float" office:value="7.1999999999999995E-2" table:formula="of:=[.I13]*[.A13]" table:style-name="ce1">
            <text:p>0.072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A130471CT-ND</text:p>
          </table:table-cell>
          <table:table-cell office:value-type="string" table:style-name="ce1">
            <text:p>CRGP0805F330R</text:p>
          </table:table-cell>
          <table:table-cell office:value-type="string" table:style-name="ce7">
            <text:p>CRGP 0805 330R 1%</text:p>
          </table:table-cell>
          <table:table-cell office:value-type="float" office:value="0.22" table:style-name="ce6">
            <text:p>0.22</text:p>
          </table:table-cell>
          <table:table-cell office:value-type="float" office:value="0.44" table:formula="of:=[.E14]*[.A14]" table:style-name="ce7">
            <text:p>0.44</text:p>
          </table:table-cell>
          <table:table-cell table:style-name="ce6"/>
          <table:table-cell table:style-name="ce8"/>
          <table:table-cell office:value-type="float" office:value="0.22" table:style-name="ce9">
            <text:p>0.22</text:p>
          </table:table-cell>
          <table:table-cell office:value-type="float" office:value="0.44" table:formula="of:=[.I14]*[.A14]" table:style-name="ce1">
            <text:p>0.44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296-41856-1-ND</text:p>
          </table:table-cell>
          <table:table-cell office:value-type="string" table:style-name="ce1">
            <text:p>TPS62177DQCR</text:p>
          </table:table-cell>
          <table:table-cell office:value-type="string" table:style-name="ce7">
            <text:p>IC REG BUCK 3.3V 500MA 10WSON</text:p>
          </table:table-cell>
          <table:table-cell office:value-type="float" office:value="1.65" table:style-name="ce6">
            <text:p>1.65</text:p>
          </table:table-cell>
          <table:table-cell office:value-type="float" office:value="1.65" table:formula="of:=[.E15]*[.A15]" table:style-name="ce7">
            <text:p>1.65</text:p>
          </table:table-cell>
          <table:table-cell table:style-name="ce6"/>
          <table:table-cell table:style-name="ce8"/>
          <table:table-cell office:value-type="float" office:value="1.65" table:style-name="ce9">
            <text:p>1.65</text:p>
          </table:table-cell>
          <table:table-cell office:value-type="float" office:value="1.65" table:formula="of:=[.I15]*[.A15]" table:style-name="ce1">
            <text:p>1.65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1276-6170-1-ND</text:p>
          </table:table-cell>
          <table:table-cell office:value-type="string" table:style-name="ce1">
            <text:p>RUT2012FR100CS</text:p>
          </table:table-cell>
          <table:table-cell office:value-type="string" table:style-name="ce7">
            <text:p>RES 0.1 OHM 1% 1/4W 0805</text:p>
          </table:table-cell>
          <table:table-cell office:value-type="float" office:value="0.3" table:style-name="ce6">
            <text:p>0.3</text:p>
          </table:table-cell>
          <table:table-cell office:value-type="float" office:value="0.6" table:formula="of:=[.E16]*[.A16]" table:style-name="ce7">
            <text:p>0.6</text:p>
          </table:table-cell>
          <table:table-cell table:style-name="ce6"/>
          <table:table-cell table:style-name="ce8"/>
          <table:table-cell office:value-type="float" office:value="0.3" table:style-name="ce9">
            <text:p>0.3</text:p>
          </table:table-cell>
          <table:table-cell office:value-type="float" office:value="0.6" table:formula="of:=[.I16]*[.A16]" table:style-name="ce1">
            <text:p>0.6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RMCF0805FT10K0CT-ND</text:p>
          </table:table-cell>
          <table:table-cell office:value-type="string" table:style-name="ce1">
            <text:p>RMCF0805FT10K0</text:p>
          </table:table-cell>
          <table:table-cell office:value-type="string" table:style-name="ce7">
            <text:p>RES 10K OHM 1% 1/8W 0805</text:p>
          </table:table-cell>
          <table:table-cell office:value-type="float" office:value="2.7E-2" table:style-name="ce6">
            <text:p>0.027</text:p>
          </table:table-cell>
          <table:table-cell office:value-type="float" office:value="8.1000000000000003E-2" table:formula="of:=[.E17]*[.A17]" table:style-name="ce7">
            <text:p>0.081</text:p>
          </table:table-cell>
          <table:table-cell table:style-name="ce6"/>
          <table:table-cell table:style-name="ce8"/>
          <table:table-cell office:value-type="float" office:value="2.7E-2" table:style-name="ce9">
            <text:p>0.027</text:p>
          </table:table-cell>
          <table:table-cell office:value-type="float" office:value="8.1000000000000003E-2" table:formula="of:=[.I17]*[.A17]" table:style-name="ce1">
            <text:p>0.081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RHM18BCCT-ND</text:p>
          </table:table-cell>
          <table:table-cell office:value-type="string" table:style-name="ce1">
            <text:p>MCR100JZHJ180</text:p>
          </table:table-cell>
          <table:table-cell office:value-type="string" table:style-name="ce7">
            <text:p>RES SMD 18 OHM 5% 1W 2512</text:p>
          </table:table-cell>
          <table:table-cell office:value-type="float" office:value="0.27" table:style-name="ce6">
            <text:p>0.27</text:p>
          </table:table-cell>
          <table:table-cell office:value-type="float" office:value="0.27" table:formula="of:=[.E18]*[.A18]" table:style-name="ce7">
            <text:p>0.27</text:p>
          </table:table-cell>
          <table:table-cell table:style-name="ce6"/>
          <table:table-cell table:style-name="ce8"/>
          <table:table-cell office:value-type="float" office:value="0.27" table:style-name="ce9">
            <text:p>0.27</text:p>
          </table:table-cell>
          <table:table-cell office:value-type="float" office:value="0.27" table:formula="of:=[.I18]*[.A18]" table:style-name="ce1">
            <text:p>0.27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RMCF0805FT100KCT-ND</text:p>
          </table:table-cell>
          <table:table-cell office:value-type="string" table:style-name="ce1">
            <text:p>RMCF0805FT100K</text:p>
          </table:table-cell>
          <table:table-cell office:value-type="string" table:style-name="ce7">
            <text:p>RES 100K OHM 1% 1/8W 0805</text:p>
          </table:table-cell>
          <table:table-cell office:value-type="float" office:value="2.7E-2" table:style-name="ce6">
            <text:p>0.027</text:p>
          </table:table-cell>
          <table:table-cell office:value-type="float" office:value="5.3999999999999999E-2" table:formula="of:=[.E19]*[.A19]" table:style-name="ce7">
            <text:p>0.054</text:p>
          </table:table-cell>
          <table:table-cell table:style-name="ce6"/>
          <table:table-cell table:style-name="ce8"/>
          <table:table-cell office:value-type="float" office:value="2.7E-2" table:style-name="ce9">
            <text:p>0.027</text:p>
          </table:table-cell>
          <table:table-cell office:value-type="float" office:value="5.3999999999999999E-2" table:formula="of:=[.I19]*[.A19]" table:style-name="ce1">
            <text:p>0.054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1276-2405-1-ND</text:p>
          </table:table-cell>
          <table:table-cell office:value-type="string" table:style-name="ce1">
            <text:p>CL21A106KQCLRNC</text:p>
          </table:table-cell>
          <table:table-cell office:value-type="string" table:style-name="ce7">
            <text:p>CAP CER 10UF 6.3V X5R 0805</text:p>
          </table:table-cell>
          <table:table-cell office:value-type="float" office:value="8.5000000000000006E-2" table:style-name="ce6">
            <text:p>0.085</text:p>
          </table:table-cell>
          <table:table-cell office:value-type="float" office:value="0.34" table:formula="of:=[.E20]*[.A20]" table:style-name="ce7">
            <text:p>0.34</text:p>
          </table:table-cell>
          <table:table-cell table:style-name="ce6"/>
          <table:table-cell table:style-name="ce8"/>
          <table:table-cell office:value-type="float" office:value="8.5000000000000006E-2" table:style-name="ce9">
            <text:p>0.085</text:p>
          </table:table-cell>
          <table:table-cell office:value-type="float" office:value="0.34" table:formula="of:=[.I20]*[.A20]" table:style-name="ce1">
            <text:p>0.34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E73-2G4M04S1B</text:p>
          </table:table-cell>
          <table:table-cell office:value-type="string" table:style-name="ce1">
            <text:p>E73-2G4M04S1B</text:p>
          </table:table-cell>
          <table:table-cell office:value-type="string" table:style-name="ce7">
            <text:p>NRF52832 E73-2G4M04S Bluetooth module</text:p>
          </table:table-cell>
          <table:table-cell office:value-type="float" office:value="3.1" table:style-name="ce6">
            <text:p>3.1</text:p>
          </table:table-cell>
          <table:table-cell office:value-type="float" office:value="3.1" table:formula="of:=[.E21]*[.A21]" table:style-name="ce7">
            <text:p>3.1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float" office:value="2.7" table:style-name="ce1">
            <text:p>2.7</text:p>
          </table:table-cell>
          <table:table-cell office:value-type="float" office:value="2.7" table:formula="of:=[.I21]*[.A21]" table:style-name="ce1">
            <text:p>2.7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7">
            <text:p>24V 3A Power Supply (Generic, 5.5x2.1mm Plug)</text:p>
          </table:table-cell>
          <table:table-cell office:value-type="float" office:value="9.39" table:style-name="ce6">
            <text:p>9.39</text:p>
          </table:table-cell>
          <table:table-cell office:value-type="float" office:value="9.39" table:formula="of:=[.E22]*[.A22]" table:style-name="ce7">
            <text:p>9.39</text:p>
          </table:table-cell>
          <table:table-cell table:style-name="ce6"/>
          <table:table-cell table:style-name="ce8"/>
          <table:table-cell office:value-type="float" office:value="9.39" table:style-name="ce9">
            <text:p>9.39</text:p>
          </table:table-cell>
          <table:table-cell office:value-type="float" office:value="9.39" table:formula="of:=[.I22]*[.A22]" table:style-name="ce1">
            <text:p>9.39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PCB</text:p>
          </table:table-cell>
          <table:table-cell office:value-type="string" table:style-name="ce1">
            <text:p>PCB</text:p>
          </table:table-cell>
          <table:table-cell office:value-type="string" table:style-name="ce7">
            <text:p>JLCPCB (Order of 10)</text:p>
          </table:table-cell>
          <table:table-cell office:value-type="float" office:value="5.2380000000000004" table:style-name="ce6">
            <text:p>5.238</text:p>
          </table:table-cell>
          <table:table-cell office:value-type="float" office:value="5.2380000000000004" table:formula="of:=[.E23]*[.A23]" table:style-name="ce7">
            <text:p>5.238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I23]*[.A23]" table:style-name="ce1">
            <text:p>5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Plastic Shroud</text:p>
          </table:table-cell>
          <table:table-cell table:style-name="ce1"/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formula="of:=[.E24]*[.A24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4]*[.A24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M4 Nut</text:p>
          </table:table-cell>
          <table:table-cell table:style-name="ce1"/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formula="of:=[.E25]*[.A25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5]*[.A25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M4 Bolt</text:p>
          </table:table-cell>
          <table:table-cell table:style-name="ce1"/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formula="of:=[.E26]*[.A26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6]*[.A26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Baseplate</text:p>
          </table:table-cell>
          <table:table-cell table:style-name="ce1"/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formula="of:=[.E27]*[.A27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7]*[.A27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Tripod Tilt Adapter</text:p>
          </table:table-cell>
          <table:table-cell table:style-name="ce1"/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formula="of:=[.E28]*[.A28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8]*[.A28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Tripod</text:p>
          </table:table-cell>
          <table:table-cell table:style-name="ce11"/>
          <table:table-cell table:style-name="ce12"/>
          <table:table-cell office:value-type="float" office:value="0" table:style-name="ce6">
            <text:p>0</text:p>
          </table:table-cell>
          <table:table-cell office:value-type="float" office:value="0" table:formula="of:=[.E29]*[.A29]" table:style-name="ce7">
            <text:p>0</text:p>
          </table:table-cell>
          <table:table-cell table:style-name="ce6"/>
          <table:table-cell table:style-name="ce8"/>
          <table:table-cell table:style-name="ce1"/>
          <table:table-cell office:value-type="float" office:value="0" table:formula="of:=[.I29]*[.A29]" table:style-name="ce1">
            <text:p>0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2">
            <text:p>Cost per board</text:p>
          </table:table-cell>
          <table:table-cell office:value-type="float" office:value="29.876999999999995" table:formula="of:=SUM([.F3:.F23])" table:style-name="ce2">
            <text:p>29.877</text:p>
          </table:table-cell>
          <table:table-cell table:number-columns-repeated="2" table:style-name="ce2"/>
          <table:table-cell office:value-type="string" table:style-name="ce2">
            <text:p>Cost per board</text:p>
          </table:table-cell>
          <table:table-cell office:value-type="float" office:value="25.476736500000001" table:formula="of:=SUM([.J3:.J29])" table:style-name="ce2">
            <text:p>25.4767365</text:p>
          </table:table-cell>
          <table:table-cell table:style-name="ce2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lad Pomogaev</dc:creator>
    <meta:creation-date>2017-10-20T23:41:04Z</meta:creation-date>
    <dc:date>2019-09-27T04:35:23Z</dc:date>
    <meta:editing-cycles>1</meta:editing-cycles>
    <meta:editing-duration>PT1836S</meta:editing-duration>
  </office:meta>
</office:document-meta>
</file>